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/>
    </style:style>
    <style:style style:name="P2" style:family="paragraph" style:parent-style-name="Text_20_body">
      <style:paragraph-properties fo:break-before="column"/>
      <style:text-properties style:font-name="Helvetic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=info_processus_label=% :</text:span> %=info_processus_val=%</text:p>
      <text:p text:style-name="P1"><text:span text:style-name="T1">%=info_utilisateur_label=% :</text:span> %=info_utilisateur_val=%</text:p>
      <text:p text:style-name="P1"><text:span text:style-name="T1">%=info_dateheure_label=% :</text:span> %=info_dateheure_val=%</text:p>
      <text:p text:style-name="P2"><text:span text:style-name="T1">%=info_traitement_label=% :</text:span> %=info_traitement_val=%</text:p>
      <text:p text:style-name="P1"><text:span text:style-name="T1">%=info_passage_label=% :</text:span> %=info_passage_val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08:59:41</meta:creation-date>
    <dc:creator>lga </dc:creator>
    <dc:date>2015-11-24T17:13:41.36</dc:date>
    <meta:editing-cycles>13</meta:editing-cycles>
    <meta:editing-duration>PT11M9S</meta:editing-duration>
    <meta:document-statistic meta:table-count="0" meta:image-count="0" meta:object-count="0" meta:page-count="1" meta:paragraph-count="5" meta:word-count="15" meta:character-count="247"/>
    <meta:user-defined meta:name="Info 1"/>
    <meta:user-defined meta:name="Info 2"/>
    <meta:user-defined meta:name="Info 3"/>
    <meta:user-defined meta:name="Info 4"/>
  </office:meta>
</office:document-meta>
</file>